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50cb" officeooo:paragraph-rsid="001750cb"/>
    </style:style>
    <style:style style:name="P2" style:family="paragraph" style:parent-style-name="Standard">
      <style:text-properties style:text-underline-style="solid" style:text-underline-width="auto" style:text-underline-color="font-color" officeooo:rsid="001750cb" officeooo:paragraph-rsid="001750cb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750cb" officeooo:paragraph-rsid="001750cb" style:font-size-asian="14pt" style:font-size-complex="14pt"/>
    </style:style>
    <style:style style:name="P4" style:family="paragraph" style:parent-style-name="Standard">
      <style:text-properties fo:font-size="12pt" officeooo:rsid="001750cb" officeooo:paragraph-rsid="001750cb" style:font-size-asian="12pt" style:font-size-complex="12pt"/>
    </style:style>
    <style:style style:name="P5" style:family="paragraph" style:parent-style-name="Standard">
      <style:text-properties fo:font-size="12pt" style:text-underline-style="none" officeooo:rsid="001750cb" officeooo:paragraph-rsid="001750cb" style:font-size-asian="12pt" style:font-size-complex="12pt"/>
    </style:style>
    <style:style style:name="P6" style:family="paragraph" style:parent-style-name="Standard">
      <style:text-properties fo:font-size="12pt" style:text-underline-style="solid" style:text-underline-width="auto" style:text-underline-color="font-color" officeooo:rsid="001750cb" officeooo:paragraph-rsid="001750cb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1pt" style:font-size-asian="9.60000038146973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RVER <text:s/>APPLICATION </text:p>
      <text:p text:style-name="P1"/>
      <text:p text:style-name="P1"><text:span text:style-name="T2">1. </text:span><text:span text:style-name="T1">Socket:</text:span>- create an endpoint for communication</text:p>
      <text:p text:style-name="P1"><text:s text:c="14"/>SYNOPSIS</text:p>
      <text:p text:style-name="P1"><text:s text:c="7"/>#include &lt;sys/types.h&gt; <text:s text:c="8"/></text:p>
      <text:p text:style-name="P1"><text:s text:c="7"/>#include &lt;sys/socket.h&gt;</text:p>
      <text:p text:style-name="P1">int socket(int domain, int type, int protocol);</text:p>
      <text:p text:style-name="P1"/>
      <text:p text:style-name="P1"/>
      <text:p text:style-name="P2"><text:span text:style-name="T2">2. </text:span>Bind:-<text:span text:style-name="T2"> bind a name to a socket</text:span></text:p>
      <text:p text:style-name="P2"><text:span text:style-name="T2"><text:s text:c="12"/>SYNOPSIS</text:span></text:p>
      <text:p text:style-name="P2"><text:span text:style-name="T2"><text:s text:c="7"/>#include &lt;sys/types.h&gt; <text:s text:c="9"/></text:span></text:p>
      <text:p text:style-name="P2"><text:span text:style-name="T2"><text:s text:c="7"/>#include &lt;sys/socket.h&gt;</text:span></text:p>
      <text:p text:style-name="P2"><text:span text:style-name="T2">int bind(int sockfd, const struct sockaddr *addr, socklen_t addrlen);</text:span></text:p>
      <text:p text:style-name="P2"/>
      <text:p text:style-name="P2"/>
      <text:p text:style-name="P2"><text:span text:style-name="T2">3. </text:span>Listen:-<text:span text:style-name="T2"> listen for connections on a socket </text:span></text:p>
      <text:p text:style-name="P2"><text:span text:style-name="T2"><text:s text:c="14"/>SYNOPSIS</text:span></text:p>
      <text:p text:style-name="P2"><text:span text:style-name="T2"><text:s text:c="7"/>#include &lt;sys/types.h&gt; <text:s text:c="8"/></text:span></text:p>
      <text:p text:style-name="P2"><text:span text:style-name="T2"><text:s text:c="7"/>#include &lt;sys/socket.h&gt;</text:span></text:p>
      <text:p text:style-name="P2"><text:span text:style-name="T2">int listen(int sockfd, int backlog);</text:span></text:p>
      <text:p text:style-name="P2"><text:span text:style-name="T2"/></text:p>
      <text:p text:style-name="P2"><text:span text:style-name="T2"/></text:p>
      <text:p text:style-name="P1"><text:span text:style-name="T2">4. </text:span><text:span text:style-name="T1"><text:s/>Accept</text:span>:- accept/reject jobs sent to a destination</text:p>
      <text:p text:style-name="P1"><text:s text:c="14"/>SYNOPSIS</text:p>
      <text:p text:style-name="P1"><text:s text:c="7"/>cupsaccept [ -E ] [ -U username ] [ -h hostname[:port] ] destination(s)</text:p>
      <text:p text:style-name="P1"><text:s text:c="7"/>cupsreject [ -E ] [ -U username ] [ -h hostname[:port] ] [ -r reason ] destination(s)</text:p>
      <text:p text:style-name="P1"><text:s/></text:p>
      <text:p text:style-name="P1"/>
      <text:p text:style-name="P1"><text:s text:c="7"/>-E <text:s text:c="2"/>Forces encryption when connecting to the server.</text:p>
      <text:p text:style-name="P1"/>
      <text:p text:style-name="P1"><text:s text:c="7"/>-U username</text:p>
      <text:p text:style-name="P1"><text:s text:c="12"/>Sets the username that is sent when connecting to the server.</text:p>
      <text:p text:style-name="P1"/>
      <text:p text:style-name="P1"><text:s text:c="7"/>-h hostname[:port]</text:p>
      <text:p text:style-name="P1"><text:s text:c="12"/>Chooses an alternate server.</text:p>
      <text:p text:style-name="P1"/>
      <text:p text:style-name="P1"><text:s text:c="7"/>-r "reason"</text:p>
      <text:p text:style-name="P1"><text:s text:c="12"/>Sets the reason string that is shown for a printer that is rejecting jobs.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LIENT APPLICATION</text:p>
      <text:p text:style-name="P3"/>
      <text:p text:style-name="P1"><text:span text:style-name="T2">1</text:span><text:span text:style-name="T4">. </text:span><text:span text:style-name="T5">Socket:</text:span><text:span text:style-name="T3">- create an endpoint for communication</text:span></text:p>
      <text:p text:style-name="P4"><text:s text:c="14"/>SYNOPSIS</text:p>
      <text:p text:style-name="P4"><text:s text:c="7"/>#include &lt;sys/types.h&gt; <text:s text:c="8"/></text:p>
      <text:p text:style-name="P4"><text:s text:c="7"/>#include &lt;sys/socket.h&gt;</text:p>
      <text:p text:style-name="P5">int socket(int domain, int type, int protocol);</text:p>
      <text:p text:style-name="P6"/>
      <text:p text:style-name="P5">2.<text:span text:style-name="T1"> connect:-</text:span> initiate a connection on a socket</text:p>
      <text:p text:style-name="P5"><text:span text:style-name="T7"><text:s text:c="2"/></text:span>SYNOPSIS</text:p>
      <text:p text:style-name="P5"><text:s text:c="7"/>#include &lt;sys/types.h&gt; <text:s text:c="7"/></text:p>
      <text:p text:style-name="P5"><text:s text:c="7"/>#include &lt;sys/socket.h&gt;</text:p>
      <text:p text:style-name="P5"/>
      <text:p text:style-name="P5"><text:s text:c="3"/>int connect(int sockfd, const struct sockaddr *addr, socklen_t addrlen);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9T10:05:48.764690153</meta:creation-date>
    <dc:date>2023-05-09T10:18:45.462620438</dc:date>
    <meta:editing-duration>PT1M26S</meta:editing-duration>
    <meta:editing-cycles>1</meta:editing-cycles>
    <meta:document-statistic meta:table-count="0" meta:image-count="0" meta:object-count="0" meta:page-count="2" meta:paragraph-count="39" meta:word-count="186" meta:character-count="1536" meta:non-whitespace-character-count="1115"/>
    <meta:generator>LibreOffice/6.0.7.3$Linux_X86_64 LibreOffice_project/00m0$Build-3</meta:generator>
  </office:meta>
</office:document-meta>
</file>